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3a2cf" draw:textarea-horizontal-align="left" draw:textarea-vertical-align="middle" draw:auto-grow-height="true" fo:min-height="2.725cm" fo:padding-top="0.114cm" fo:padding-bottom="0.114cm" fo:padding-left="0.228cm" fo:padding-right="0.228cm" fo:wrap-option="no-wrap" draw:shadow="hidden" draw:shadow-offset-x="0.035cm" draw:shadow-offset-y="0.035cm" draw:shadow-color="#000000"/>
    </style:style>
    <style:style style:name="gr2" style:family="graphic" style:parent-style-name="standard">
      <style:graphic-properties draw:stroke="none" draw:fill="solid" draw:fill-color="#3e67a4" draw:textarea-horizontal-align="left" draw:textarea-vertical-align="middle" draw:auto-grow-height="true" fo:min-height="0.598cm" fo:padding-top="0.114cm" fo:padding-bottom="0.114cm" fo:padding-left="0.228cm" fo:padding-right="0.228cm" fo:wrap-option="no-wrap" draw:shadow="hidden" draw:shadow-offset-x="0.035cm" draw:shadow-offset-y="0.035cm" draw:shadow-color="#000000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62cm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714cm"/>
    </style:style>
    <style:style style:name="gr5" style:family="graphic" style:parent-style-name="standard">
      <style:graphic-properties draw:stroke="none" draw:fill="solid" draw:fill-color="#83a2cf" draw:textarea-horizontal-align="left" draw:textarea-vertical-align="middle" draw:auto-grow-height="true" fo:min-height="3.39cm" fo:padding-top="0.114cm" fo:padding-bottom="0.114cm" fo:padding-left="0.228cm" fo:padding-right="0.228cm" fo:wrap-option="no-wrap" draw:shadow="hidden" draw:shadow-offset-x="0.035cm" draw:shadow-offset-y="0.035cm" draw:shadow-color="#000000"/>
    </style:style>
    <style:style style:name="gr6" style:family="graphic" style:parent-style-name="standard">
      <style:graphic-properties draw:stroke="none" draw:fill="solid" draw:fill-color="#3e67a4" draw:textarea-horizontal-align="left" draw:textarea-vertical-align="middle" draw:auto-grow-height="true" fo:min-height="0.784cm" fo:padding-top="0.114cm" fo:padding-bottom="0.114cm" fo:padding-left="0.228cm" fo:padding-right="0.228cm" fo:wrap-option="no-wrap" draw:shadow="hidden" draw:shadow-offset-x="0.035cm" draw:shadow-offset-y="0.035cm" draw:shadow-color="#000000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49cm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381cm"/>
    </style:style>
    <style:style style:name="gr9" style:family="graphic" style:parent-style-name="standard">
      <style:graphic-properties svg:stroke-width="0.1cm" svg:stroke-color="#663300" draw:marker-start="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663300" draw:marker-start-width="0.35cm" draw:marker-end="Symmetric_20_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663300" draw:marker-start="Symmetric_20_Arrow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3300" draw:marker-start-width="0.45cm" draw:marker-end="Symmetric_20_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Line_20_Style_20_1" svg:stroke-width="0.1cm" svg:stroke-color="#ff0000" draw:marker-start-width="0.46cm" draw:marker-end="Symmetric_20_Arrow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Dash_20_2" svg:stroke-width="0.1cm" svg:stroke-color="#ff0000" draw:marker-start-width="0.46cm" draw:marker-end="Symmetric_20_Arrow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Line_20_Style_20_1" svg:stroke-width="0.1cm" svg:stroke-color="#ff0000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LMSans10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family="LMSans10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font-family="LMSans10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ill-grabber" draw:style-name="dp1" draw:master-page-name="Default">
        <office:forms form:automatic-focus="false" form:apply-design-mode="false"/>
        <draw:g>
          <draw:g>
            <draw:custom-shape draw:style-name="gr1" draw:text-style-name="P1" draw:layer="layout" svg:width="5.079cm" svg:height="2.953cm" svg:x="7.767cm" svg:y="3.53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5.079cm" svg:height="0.826cm" svg:x="7.767cm" svg:y="2.6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3" draw:layer="layout" svg:width="5.079cm" svg:height="1.06cm" svg:x="7.767cm" svg:y="2.505cm">
            <draw:text-box>
              <text:p text:style-name="P2"><text:span text:style-name="T1">StillYuvGrabber</text:span></text:p>
            </draw:text-box>
          </draw:frame>
          <draw:frame draw:style-name="gr4" draw:text-style-name="P5" draw:layer="layout" svg:width="5.079cm" svg:height="2.964cm" svg:x="7.768cm" svg:y="3.525cm">
            <draw:text-box>
              <text:p text:style-name="P4"><text:span text:style-name="T1">start()</text:span></text:p>
              <text:p text:style-name="P4"><text:span text:style-name="T1">grab()</text:span></text:p>
            </draw:text-box>
          </draw:frame>
        </draw:g>
        <draw:g>
          <draw:g>
            <draw:custom-shape draw:style-name="gr1" draw:text-style-name="P1" draw:layer="layout" svg:width="5.079cm" svg:height="2.953cm" svg:x="14.973cm" svg:y="3.53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5.079cm" svg:height="0.826cm" svg:x="14.973cm" svg:y="2.6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3" draw:layer="layout" svg:width="5.079cm" svg:height="1.06cm" svg:x="14.973cm" svg:y="2.505cm">
            <draw:text-box>
              <text:p text:style-name="P2"><text:span text:style-name="T1">Grabber</text:span></text:p>
            </draw:text-box>
          </draw:frame>
          <draw:frame draw:style-name="gr4" draw:text-style-name="P5" draw:layer="layout" svg:width="5.079cm" svg:height="2.964cm" svg:x="14.974cm" svg:y="3.525cm">
            <draw:text-box>
              <text:p text:style-name="P4"><text:span text:style-name="T1">start()</text:span></text:p>
              <text:p text:style-name="P4"><text:span text:style-name="T1">timeout()</text:span></text:p>
            </draw:text-box>
          </draw:frame>
        </draw:g>
        <draw:g>
          <draw:g>
            <draw:custom-shape draw:style-name="gr5" draw:text-style-name="P1" draw:layer="layout" svg:width="5.079cm" svg:height="3.618cm" svg:x="7.767cm" svg:y="9.08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5.079cm" svg:height="1.012cm" svg:x="7.767cm" svg:y="8.01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3" draw:layer="layout" svg:width="5.079cm" svg:height="1.299cm" svg:x="7.767cm" svg:y="7.819cm">
            <draw:text-box>
              <text:p text:style-name="P2"><text:span text:style-name="T1">H261Encoder</text:span></text:p>
            </draw:text-box>
          </draw:frame>
          <draw:frame draw:style-name="gr8" draw:text-style-name="P5" draw:layer="layout" svg:width="5.079cm" svg:height="3.631cm" svg:x="7.768cm" svg:y="9.069cm">
            <draw:text-box>
              <text:p text:style-name="P4"><text:span text:style-name="T1">consume()</text:span></text:p>
              <text:p text:style-name="P4"><text:span text:style-name="T1">encode()</text:span></text:p>
              <text:p text:style-name="P4"><text:span text:style-name="T1">flush()</text:span></text:p>
            </draw:text-box>
          </draw:frame>
        </draw:g>
        <draw:g>
          <draw:g>
            <draw:custom-shape draw:style-name="gr5" draw:text-style-name="P1" draw:layer="layout" svg:width="5.079cm" svg:height="3.618cm" svg:x="14.973cm" svg:y="9.08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5.079cm" svg:height="1.012cm" svg:x="14.973cm" svg:y="8.01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3" draw:layer="layout" svg:width="5.079cm" svg:height="1.299cm" svg:x="14.973cm" svg:y="7.819cm">
            <draw:text-box>
              <text:p text:style-name="P2"><text:span text:style-name="T1">Transmitter</text:span></text:p>
            </draw:text-box>
          </draw:frame>
          <draw:frame draw:style-name="gr8" draw:text-style-name="P5" draw:layer="layout" svg:width="5.079cm" svg:height="3.631cm" svg:x="14.974cm" svg:y="9.069cm">
            <draw:text-box>
              <text:p text:style-name="P4"><text:span text:style-name="T1">flush()</text:span></text:p>
              <text:p text:style-name="P4"><text:span text:style-name="T1">send()</text:span></text:p>
              <text:p text:style-name="P4"><text:span text:style-name="T1"/></text:p>
              <text:p text:style-name="P4"><text:span text:style-name="T1">output()</text:span></text:p>
            </draw:text-box>
          </draw:frame>
        </draw:g>
        <draw:g>
          <draw:g>
            <draw:custom-shape draw:style-name="gr1" draw:text-style-name="P1" draw:layer="layout" svg:width="5.079cm" svg:height="2.953cm" svg:x="14.973cm" svg:y="14.79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5.079cm" svg:height="0.826cm" svg:x="14.973cm" svg:y="13.92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3" draw:layer="layout" svg:width="5.079cm" svg:height="1.06cm" svg:x="14.973cm" svg:y="13.761cm">
            <draw:text-box>
              <text:p text:style-name="P2"><text:span text:style-name="T1">SessionManager</text:span></text:p>
            </draw:text-box>
          </draw:frame>
          <draw:frame draw:style-name="gr4" draw:text-style-name="P5" draw:layer="layout" svg:width="5.079cm" svg:height="2.964cm" svg:x="14.974cm" svg:y="14.781cm">
            <draw:text-box>
              <text:p text:style-name="P4"><text:span text:style-name="T1">transmit()</text:span></text:p>
              <text:p text:style-name="P4"><text:span text:style-name="T1">send()</text:span></text:p>
              <text:p text:style-name="P4"><text:span text:style-name="T1"/></text:p>
            </draw:text-box>
          </draw:frame>
        </draw:g>
        <draw:g>
          <draw:g>
            <draw:custom-shape draw:style-name="gr1" draw:text-style-name="P1" draw:layer="layout" svg:width="5.079cm" svg:height="2.953cm" svg:x="7.767cm" svg:y="14.79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5.079cm" svg:height="0.826cm" svg:x="7.767cm" svg:y="13.92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" draw:text-style-name="P3" draw:layer="layout" svg:width="5.079cm" svg:height="1.06cm" svg:x="7.767cm" svg:y="13.761cm">
            <draw:text-box>
              <text:p text:style-name="P2"><text:span text:style-name="T1">Network</text:span></text:p>
            </draw:text-box>
          </draw:frame>
          <draw:frame draw:style-name="gr4" draw:text-style-name="P5" draw:layer="layout" svg:width="5.079cm" svg:height="2.964cm" svg:x="7.768cm" svg:y="14.781cm">
            <draw:text-box>
              <text:p text:style-name="P4"><text:span text:style-name="T1">send()</text:span></text:p>
              <text:p text:style-name="P4"><text:span text:style-name="T1">dosend()</text:span></text:p>
              <text:p text:style-name="P4"><text:span text:style-name="T1"/></text:p>
            </draw:text-box>
          </draw:frame>
        </draw:g>
        <draw:line draw:style-name="gr9" draw:text-style-name="P6" draw:layer="layout" svg:x1="10.625cm" svg:y1="4.149cm" svg:x2="15.07cm" svg:y2="4.149cm">
          <text:p/>
        </draw:line>
        <draw:polyline draw:style-name="gr10" draw:text-style-name="P6" draw:layer="layout" svg:width="1.367cm" svg:height="0.999cm" svg:x="17.877cm" svg:y="4.014cm" svg:viewBox="0 0 1368 1000" draw:points="368,0 1368,0 1368,1000 0,991">
          <text:p/>
        </draw:polyline>
        <draw:line draw:style-name="gr11" draw:text-style-name="P6" draw:layer="layout" svg:x1="10.626cm" svg:y1="5.049cm" svg:x2="15.071cm" svg:y2="5.049cm">
          <text:p/>
        </draw:line>
        <draw:polyline draw:style-name="gr12" draw:text-style-name="P6" draw:layer="layout" svg:width="0.87cm" svg:height="4.444cm" svg:x="7.015cm" svg:y="5.084cm" svg:viewBox="0 0 871 4445" draw:points="635,0 0,0 0,4445 871,4445">
          <text:p/>
        </draw:polyline>
        <draw:polyline draw:style-name="gr10" draw:text-style-name="P6" draw:layer="layout" svg:width="1.546cm" svg:height="0.842cm" svg:x="10.548cm" svg:y="9.675cm" svg:viewBox="0 0 1547 843" draw:points="786,0 1547,0 1547,843 0,843">
          <text:p/>
        </draw:polyline>
        <draw:polyline draw:style-name="gr12" draw:text-style-name="P6" draw:layer="layout" svg:width="0.87cm" svg:height="0.878cm" svg:x="7.015cm" svg:y="10.433cm" svg:viewBox="0 0 871 879" draw:points="871,0 0,0 0,879 871,844">
          <text:p/>
        </draw:polyline>
        <draw:polyline draw:style-name="gr13" draw:text-style-name="P6" draw:layer="layout" svg:width="4.69cm" svg:height="0.785cm" svg:x="10.282cm" svg:y="10.512cm" svg:viewBox="0 0 4691 786" draw:points="0,786 3519,786 3499,0 4691,0">
          <text:p/>
        </draw:polyline>
        <draw:polyline draw:style-name="gr10" draw:text-style-name="P6" draw:layer="layout" svg:width="1.854cm" svg:height="1.715cm" svg:x="17.055cm" svg:y="10.476cm" svg:viewBox="0 0 1855 1716" draw:points="0,0 1855,0 1855,1716 608,1682">
          <text:p/>
        </draw:polyline>
        <draw:polyline draw:style-name="gr12" draw:text-style-name="P6" draw:layer="layout" svg:width="0.631cm" svg:height="3.183cm" svg:x="14.584cm" svg:y="12.156cm" svg:viewBox="0 0 632 3184" draw:points="524,0 0,0 0,3184 632,3184">
          <text:p/>
        </draw:polyline>
        <draw:polyline draw:style-name="gr10" draw:text-style-name="P6" draw:layer="layout" svg:width="1.772cm" svg:height="0.999cm" svg:x="17.377cm" svg:y="15.31cm" svg:viewBox="0 0 1773 1000" draw:points="773,0 1773,0 1773,1000 0,994">
          <text:p/>
        </draw:polyline>
        <draw:polyline draw:style-name="gr12" draw:text-style-name="P6" draw:layer="layout" svg:width="4.796cm" svg:height="0.956cm" svg:x="10.16cm" svg:y="15.34cm" svg:viewBox="0 0 4797 957" draw:points="4797,957 1889,957 1905,0 0,0">
          <text:p/>
        </draw:polyline>
        <draw:polyline draw:style-name="gr12" draw:text-style-name="P6" draw:layer="layout" svg:width="0.87cm" svg:height="0.878cm" svg:x="6.985cm" svg:y="15.331cm" svg:viewBox="0 0 871 879" draw:points="871,0 0,0 0,879 871,844">
          <text:p/>
        </draw:polyline>
        <draw:g>
          <draw:polyline draw:style-name="gr14" draw:text-style-name="P6" draw:layer="layout" svg:width="7.222cm" svg:height="0.857cm" svg:x="8.867cm" svg:y="11.406cm" svg:viewBox="0 0 7223 858" draw:points="7223,143 5305,143 5283,858 0,858 9,0">
            <text:p/>
          </draw:polyline>
          <draw:line draw:style-name="gr15" draw:text-style-name="P6" draw:layer="layout" svg:x1="16.075cm" svg:y1="11.621cm" svg:x2="16.075cm" svg:y2="10.967cm">
            <text:p/>
          </draw:line>
        </draw:g>
        <draw:polyline draw:style-name="gr12" draw:text-style-name="P6" draw:layer="layout" svg:width="4.656cm" svg:height="1.272cm" svg:x="10.583cm" svg:y="9.525cm" svg:viewBox="0 0 4657 1273" draw:points="0,1273 2752,1270 2752,0 4657,0">
          <text:p/>
        </draw:polylin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45cm" draw:dots2="1" draw:dots2-length="0.45cm" draw:distance="0.05cm"/>
    <draw:stroke-dash draw:name="Line_20_Style_20_1" draw:display-name="Line Style 1" draw:style="rect" draw:dots1="1" draw:dots1-length="0.4cm" draw:dots2="1" draw:dots2-length="0.4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ko" style:country-asian="KR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oo-Hyun Choi</meta:initial-creator>
    <meta:creation-date>2008-06-30T00:47:16</meta:creation-date>
    <dc:creator>Soo-Hyun Choi</dc:creator>
    <dc:date>2008-06-30T07:00:57</dc:date>
    <meta:editing-cycles>6</meta:editing-cycles>
    <meta:editing-duration>PT59M4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